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/>
      <style:text-properties officeooo:rsid="0019d2fe" officeooo:paragraph-rsid="0019d2fe"/>
    </style:style>
    <style:style style:name="P2" style:family="paragraph" style:parent-style-name="Standard" style:list-style-name="L2">
      <style:paragraph-properties fo:line-height="150%"/>
      <style:text-properties officeooo:rsid="0019d2fe" officeooo:paragraph-rsid="0019d2fe" fo:background-color="#ffff00"/>
    </style:style>
    <style:style style:name="P3" style:family="paragraph" style:parent-style-name="Standard" style:list-style-name="L3">
      <style:paragraph-properties fo:line-height="150%"/>
      <style:text-properties officeooo:rsid="001ac6c1" officeooo:paragraph-rsid="001ac6c1" fo:background-color="transparent"/>
    </style:style>
    <style:style style:name="P4" style:family="paragraph" style:parent-style-name="Standard" style:list-style-name="L4">
      <style:paragraph-properties fo:line-height="150%"/>
      <style:text-properties officeooo:rsid="001ac6c1" officeooo:paragraph-rsid="001ac6c1" fo:background-color="transparent"/>
    </style:style>
    <style:style style:name="P5" style:family="paragraph" style:parent-style-name="Standard" style:list-style-name="L3">
      <style:paragraph-properties fo:line-height="150%"/>
      <style:text-properties officeooo:rsid="001e2a7b" officeooo:paragraph-rsid="001e2a7b" fo:background-color="transparent"/>
    </style:style>
    <style:style style:name="P6" style:family="paragraph" style:parent-style-name="Standard" style:list-style-name="L6">
      <style:paragraph-properties fo:line-height="150%"/>
      <style:text-properties officeooo:rsid="001e2a7b" officeooo:paragraph-rsid="001e2a7b" fo:background-color="transparent"/>
    </style:style>
    <style:style style:name="P7" style:family="paragraph" style:parent-style-name="Standard">
      <style:paragraph-properties fo:line-height="150%"/>
      <style:text-properties officeooo:rsid="001e2a7b" officeooo:paragraph-rsid="001e2a7b" fo:background-color="transparent"/>
    </style:style>
    <style:style style:name="P8" style:family="paragraph" style:parent-style-name="Standard" style:list-style-name="L6">
      <style:paragraph-properties fo:line-height="150%"/>
      <style:text-properties officeooo:rsid="001e354c" officeooo:paragraph-rsid="001e354c" fo:background-color="transparent"/>
    </style:style>
    <style:style style:name="P9" style:family="paragraph" style:parent-style-name="Standard">
      <style:paragraph-properties fo:line-height="150%"/>
      <style:text-properties officeooo:rsid="001e354c" officeooo:paragraph-rsid="001e354c" fo:background-color="transparent"/>
    </style:style>
    <style:style style:name="P10" style:family="paragraph" style:parent-style-name="Standard" style:list-style-name="L4">
      <style:paragraph-properties fo:line-height="150%"/>
      <style:text-properties fo:font-variant="normal" fo:text-transform="none" fo:color="#333333" style:font-name="monospace" fo:font-size="10.5pt" fo:letter-spacing="normal" fo:font-style="normal" fo:font-weight="normal" officeooo:rsid="001ac6c1" officeooo:paragraph-rsid="001ac6c1" fo:background-color="transparent"/>
    </style:style>
    <style:style style:name="P11" style:family="paragraph" style:parent-style-name="Standard">
      <style:paragraph-properties fo:line-height="150%"/>
      <style:text-properties fo:font-variant="normal" fo:text-transform="none" fo:color="#333333" style:font-name="monospace" fo:font-size="10.5pt" fo:letter-spacing="normal" fo:font-style="normal" fo:font-weight="normal" officeooo:rsid="001ac6c1" officeooo:paragraph-rsid="001ac6c1" fo:background-color="transparent"/>
    </style:style>
    <style:style style:name="P12" style:family="paragraph" style:parent-style-name="Standard" style:list-style-name="L12">
      <style:paragraph-properties fo:line-height="150%"/>
      <style:text-properties fo:font-variant="normal" fo:text-transform="none" fo:color="#333333" style:font-name="monospace" fo:font-size="10.5pt" fo:letter-spacing="normal" fo:font-style="normal" fo:font-weight="normal" officeooo:rsid="002953b7" officeooo:paragraph-rsid="002953b7" fo:background-color="transparent"/>
    </style:style>
    <style:style style:name="P13" style:family="paragraph" style:parent-style-name="Standard">
      <style:paragraph-properties fo:line-height="150%"/>
      <style:text-properties fo:font-variant="normal" fo:text-transform="none" fo:color="#333333" style:font-name="monospace" fo:font-size="10.5pt" fo:letter-spacing="normal" fo:font-style="normal" fo:font-weight="normal" officeooo:rsid="002953b7" officeooo:paragraph-rsid="002953b7" fo:background-color="transparent"/>
    </style:style>
    <style:style style:name="P14" style:family="paragraph" style:parent-style-name="Standard" style:list-style-name="L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1ac6c1" officeooo:paragraph-rsid="0024b4ae" fo:background-color="transparent"/>
    </style:style>
    <style:style style:name="P15" style:family="paragraph" style:parent-style-name="Standard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25b607" officeooo:paragraph-rsid="0025b607" fo:background-color="transparent"/>
    </style:style>
    <style:style style:name="P16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05d66" officeooo:paragraph-rsid="00305d66" fo:background-color="transparent"/>
    </style:style>
    <style:style style:name="P17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27dc5" officeooo:paragraph-rsid="00327dc5" fo:background-color="transparent"/>
    </style:style>
    <style:style style:name="P18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27dc5" officeooo:paragraph-rsid="0035ce72" fo:background-color="transparent"/>
    </style:style>
    <style:style style:name="P19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4232e" officeooo:paragraph-rsid="0034232e" fo:background-color="transparent"/>
    </style:style>
    <style:style style:name="P20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4232e" officeooo:paragraph-rsid="0035ce72" fo:background-color="transparent"/>
    </style:style>
    <style:style style:name="P21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5ce72" officeooo:paragraph-rsid="0035ce72" fo:background-color="transparent"/>
    </style:style>
    <style:style style:name="P22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87816" officeooo:paragraph-rsid="00387816" fo:background-color="transparent"/>
    </style:style>
    <style:style style:name="P23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87816" officeooo:paragraph-rsid="00398c39" fo:background-color="transparent"/>
    </style:style>
    <style:style style:name="P24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000ab" officeooo:paragraph-rsid="003000ab" fo:background-color="#ccff00"/>
    </style:style>
    <style:style style:name="P25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1ce14" officeooo:paragraph-rsid="0031ce14" fo:background-color="#ccff00"/>
    </style:style>
    <style:style style:name="P26" style:family="paragraph" style:parent-style-name="Standard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5ce72" officeooo:paragraph-rsid="0035ce72" fo:background-color="#ccff00"/>
    </style:style>
    <style:style style:name="P27" style:family="paragraph" style:parent-style-name="Standard" style:list-style-name="L11">
      <style:paragraph-properties fo:line-height="150%"/>
      <style:text-properties fo:font-variant="normal" fo:text-transform="none" fo:color="#333333" style:text-line-through-style="solid" style:text-line-through-type="single" style:font-name="Arial" fo:font-size="10.5pt" fo:letter-spacing="normal" fo:font-style="normal" fo:font-weight="normal" officeooo:rsid="0025b607" officeooo:paragraph-rsid="0025b607" fo:background-color="transparent"/>
    </style:style>
    <style:style style:name="P28" style:family="paragraph" style:parent-style-name="Standard" style:list-style-name="L13">
      <style:paragraph-properties fo:line-height="150%"/>
      <style:text-properties fo:font-variant="normal" fo:text-transform="none" fo:color="#333333" style:text-line-through-style="none" style:text-line-through-type="none" style:font-name="Arial" fo:font-size="10.5pt" fo:letter-spacing="normal" fo:font-style="normal" fo:font-weight="normal" officeooo:rsid="0025b607" officeooo:paragraph-rsid="00299d26" fo:background-color="transparent"/>
    </style:style>
    <style:style style:name="P29" style:family="paragraph" style:parent-style-name="Standard" style:list-style-name="L14">
      <style:paragraph-properties fo:line-height="150%"/>
      <style:text-properties fo:font-variant="normal" fo:text-transform="none" fo:color="#333333" style:text-line-through-style="none" style:text-line-through-type="none" style:font-name="Arial" fo:font-size="10.5pt" fo:letter-spacing="normal" fo:font-style="normal" fo:font-weight="normal" officeooo:rsid="00299d26" officeooo:paragraph-rsid="00299d26" fo:background-color="transparent"/>
    </style:style>
    <style:style style:name="P30" style:family="paragraph" style:parent-style-name="Standard" style:list-style-name="L14">
      <style:paragraph-properties fo:line-height="150%"/>
      <style:text-properties fo:font-variant="normal" fo:text-transform="none" fo:color="#333333" style:text-line-through-style="none" style:text-line-through-type="none" style:font-name="Arial" fo:font-size="10.5pt" fo:letter-spacing="normal" fo:font-style="normal" fo:font-weight="normal" officeooo:rsid="002c4d86" officeooo:paragraph-rsid="002c4d86" fo:background-color="transparent"/>
    </style:style>
    <style:style style:name="P31" style:family="paragraph" style:parent-style-name="Standard" style:list-style-name="L14">
      <style:paragraph-properties fo:line-height="150%"/>
      <style:text-properties fo:font-variant="normal" fo:text-transform="none" fo:color="#333333" style:text-line-through-style="none" style:text-line-through-type="none" style:font-name="Arial" fo:font-size="10.5pt" fo:letter-spacing="normal" fo:font-style="normal" fo:font-weight="normal" officeooo:rsid="002f006c" officeooo:paragraph-rsid="002f006c" fo:background-color="transparent"/>
    </style:style>
    <style:style style:name="P32" style:family="paragraph" style:parent-style-name="Standard" style:list-style-name="L14">
      <style:paragraph-properties fo:line-height="150%"/>
      <style:text-properties fo:font-variant="normal" fo:text-transform="none" fo:color="#333333" style:text-line-through-style="none" style:text-line-through-type="none" style:font-name="Arial" fo:font-size="10.5pt" fo:letter-spacing="normal" fo:font-style="normal" fo:font-weight="normal" officeooo:rsid="00299d26" officeooo:paragraph-rsid="00299d26" fo:background-color="#ccff00"/>
    </style:style>
    <style:style style:name="P33" style:family="paragraph" style:parent-style-name="Standard" style:list-style-name="L14">
      <style:paragraph-properties fo:line-height="150%"/>
      <style:text-properties fo:font-variant="normal" fo:text-transform="none" fo:color="#333333" style:text-line-through-style="none" style:text-line-through-type="none" style:font-name="Arial" fo:font-size="10.5pt" fo:letter-spacing="normal" fo:font-style="normal" fo:font-weight="normal" officeooo:rsid="00299d26" officeooo:paragraph-rsid="002a9083" fo:background-color="#ccff00"/>
    </style:style>
    <style:style style:name="P34" style:family="paragraph" style:parent-style-name="Standard">
      <style:paragraph-properties fo:line-height="150%"/>
      <style:text-properties fo:font-variant="normal" fo:text-transform="none" fo:color="#333333" style:text-line-through-style="none" style:text-line-through-type="none" style:font-name="Arial" fo:font-size="10.5pt" fo:letter-spacing="normal" fo:font-style="normal" fo:font-weight="normal" officeooo:rsid="00299d26" officeooo:paragraph-rsid="002a9083" fo:background-color="#ccff00"/>
    </style:style>
    <style:style style:name="P35" style:family="paragraph" style:parent-style-name="Standard" style:list-style-name="L14">
      <style:paragraph-properties fo:line-height="150%"/>
      <style:text-properties fo:font-variant="normal" fo:text-transform="none" fo:color="#333333" style:text-line-through-style="none" style:text-line-through-type="none" style:font-name="Arial" fo:font-size="10.5pt" fo:letter-spacing="normal" fo:font-style="normal" fo:font-weight="normal" officeooo:rsid="003000ab" officeooo:paragraph-rsid="003000ab" fo:background-color="#ccff00"/>
    </style:style>
    <style:style style:name="P36" style:family="paragraph" style:parent-style-name="Standard" style:list-style-name="L1">
      <style:paragraph-properties fo:line-height="150%"/>
      <style:text-properties officeooo:paragraph-rsid="0019d2fe"/>
    </style:style>
    <style:style style:name="P37" style:family="paragraph" style:parent-style-name="Standard" style:list-style-name="L4">
      <style:paragraph-properties fo:line-height="150%"/>
      <style:text-properties officeooo:paragraph-rsid="001ac6c1"/>
    </style:style>
    <style:style style:name="P38" style:family="paragraph" style:parent-style-name="Standard" style:list-style-name="L7">
      <style:paragraph-properties fo:line-height="150%"/>
      <style:text-properties fo:color="#b2b2b2" officeooo:rsid="001f6d6c" officeooo:paragraph-rsid="001f6d6c" fo:background-color="transparent"/>
    </style:style>
    <style:style style:name="P39" style:family="paragraph" style:parent-style-name="Standard" style:list-style-name="L8">
      <style:paragraph-properties fo:line-height="150%"/>
      <style:text-properties fo:color="#b2b2b2" officeooo:rsid="001f6d6c" officeooo:paragraph-rsid="001f6d6c" fo:background-color="transparent"/>
    </style:style>
    <style:style style:name="P40" style:family="paragraph" style:parent-style-name="Standard">
      <style:paragraph-properties fo:line-height="150%"/>
      <style:text-properties fo:color="#b2b2b2" officeooo:rsid="001f6d6c" officeooo:paragraph-rsid="001f6d6c" fo:background-color="transparent"/>
    </style:style>
    <style:style style:name="P41" style:family="paragraph" style:parent-style-name="Standard" style:list-style-name="L9">
      <style:paragraph-properties fo:line-height="150%"/>
      <style:text-properties fo:color="#b2b2b2" officeooo:rsid="001f6d6c" officeooo:paragraph-rsid="001f6d6c" fo:background-color="transparent"/>
    </style:style>
    <style:style style:name="P42" style:family="paragraph" style:parent-style-name="Standard" style:list-style-name="L10">
      <style:paragraph-properties fo:line-height="150%"/>
      <style:text-properties fo:color="#b2b2b2" officeooo:rsid="001f6d6c" officeooo:paragraph-rsid="001f6d6c" fo:background-color="transparent"/>
    </style:style>
    <style:style style:name="P43" style:family="paragraph" style:parent-style-name="Standard" style:list-style-name="L10">
      <style:paragraph-properties fo:line-height="150%"/>
      <style:text-properties fo:color="#b2b2b2" officeooo:rsid="002148f3" officeooo:paragraph-rsid="002148f3" fo:background-color="transparent"/>
    </style:style>
    <style:style style:name="P44" style:family="paragraph" style:parent-style-name="Standard" style:list-style-name="L4">
      <style:paragraph-properties fo:line-height="150%"/>
      <style:text-properties officeooo:rsid="00277d6b" officeooo:paragraph-rsid="00277d6b"/>
    </style:style>
    <style:style style:name="P45" style:family="paragraph" style:parent-style-name="Preformatted_20_Text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05d66" officeooo:paragraph-rsid="00305d66" fo:background-color="transparent"/>
    </style:style>
    <style:style style:name="P46" style:family="paragraph" style:parent-style-name="Preformatted_20_Text" style:list-style-name="L14">
      <style:paragraph-properties fo:line-height="150%"/>
      <style:text-properties fo:font-variant="normal" fo:text-transform="none" fo:color="#333333" style:font-name="Arial" fo:font-size="10.5pt" fo:letter-spacing="normal" fo:font-style="normal" fo:font-weight="normal" officeooo:rsid="00305d66" officeooo:paragraph-rsid="003149f3" fo:background-color="transparent"/>
    </style:style>
    <style:style style:name="T1" style:family="text">
      <style:text-properties officeooo:rsid="0019d2fe"/>
    </style:style>
    <style:style style:name="T2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ac6c1" fo:background-color="transparent" loext:char-shading-value="0"/>
    </style:style>
    <style:style style:name="T5" style:family="text">
      <style:text-properties officeooo:rsid="001c4a66" fo:background-color="transparent" loext:char-shading-value="0"/>
    </style:style>
    <style:style style:name="T6" style:family="text">
      <style:text-properties officeooo:rsid="002a9083" fo:background-color="transparent" loext:char-shading-value="0"/>
    </style:style>
    <style:style style:name="T7" style:family="text">
      <style:text-properties officeooo:rsid="0024b4ae"/>
    </style:style>
    <style:style style:name="T8" style:family="text">
      <style:text-properties officeooo:rsid="00299d26"/>
    </style:style>
    <style:style style:name="T9" style:family="text">
      <style:text-properties officeooo:rsid="002a9083"/>
    </style:style>
    <style:style style:name="T10" style:family="text">
      <style:text-properties officeooo:rsid="002c4d86"/>
    </style:style>
    <style:style style:name="T11" style:family="text">
      <style:text-properties officeooo:rsid="002ceb06"/>
    </style:style>
    <style:style style:name="T12" style:family="text">
      <style:text-properties fo:background-color="#ff6600" loext:char-shading-value="0"/>
    </style:style>
    <style:style style:name="T13" style:family="text">
      <style:text-properties officeooo:rsid="002ceb06" fo:background-color="#ff6600" loext:char-shading-value="0"/>
    </style:style>
    <style:style style:name="T14" style:family="text">
      <style:text-properties style:text-line-through-style="none" style:text-line-through-type="none" officeooo:rsid="002a9083"/>
    </style:style>
    <style:style style:name="T15" style:family="text">
      <style:text-properties style:text-line-through-style="none" style:text-line-through-type="none" style:font-name="Helvetica Neue" fo:font-size="11.25pt" fo:font-weight="bold"/>
    </style:style>
    <style:style style:name="T16" style:family="text">
      <style:text-properties style:text-line-through-style="none" style:text-line-through-type="none" style:font-name="Helvetica Neue" fo:font-size="11.25pt" fo:font-weight="bold" officeooo:rsid="002a9083"/>
    </style:style>
    <style:style style:name="T17" style:family="text">
      <style:text-properties style:text-line-through-style="none" style:text-line-through-type="none" style:font-name="Helvetica Neue" fo:font-size="11.25pt" style:font-weight-asian="normal" style:font-weight-complex="normal"/>
    </style:style>
    <style:style style:name="T18" style:family="text">
      <style:text-properties style:text-line-through-style="none" style:text-line-through-type="none" style:font-name="Helvetica Neue" fo:font-size="11.25pt" officeooo:rsid="0035ce72" style:font-weight-asian="normal" style:font-weight-complex="normal"/>
    </style:style>
    <style:style style:name="T19" style:family="text">
      <style:text-properties style:text-line-through-style="none" style:text-line-through-type="none" style:font-name="Helvetica Neue" fo:font-size="11.25pt" style:text-underline-style="solid" style:text-underline-width="auto" style:text-underline-color="font-color" style:font-weight-asian="normal" style:font-weight-complex="normal"/>
    </style:style>
    <style:style style:name="T20" style:family="text">
      <style:text-properties style:text-line-through-style="none" style:text-line-through-type="none" style:font-name="Helvetica Neue" fo:font-size="11.25pt" style:text-underline-style="none" style:font-weight-asian="normal" style:font-weight-complex="normal"/>
    </style:style>
    <style:style style:name="T21" style:family="text">
      <style:text-properties style:text-line-through-style="none" style:text-line-through-type="none" style:font-name="Helvetica Neue" fo:font-size="11.25pt" style:text-underline-style="none" fo:font-weight="bold" style:font-weight-asian="bold" style:font-weight-complex="bold"/>
    </style:style>
    <style:style style:name="T22" style:family="text">
      <style:text-properties fo:color="#303336" style:text-line-through-style="none" style:text-line-through-type="none" style:font-name="Consolas" fo:font-size="9.75pt" fo:background-color="#eff0f1" loext:char-shading-value="0" style:font-weight-asian="normal" style:font-weight-complex="normal" loext:padding="0cm" loext:border="none"/>
    </style:style>
    <style:style style:name="T23" style:family="text">
      <style:text-properties fo:color="#303336" style:text-line-through-style="none" style:text-line-through-type="none" style:font-name="Consolas" fo:font-size="9.75pt" officeooo:rsid="003149f3" fo:background-color="#eff0f1" loext:char-shading-value="0" style:font-weight-asian="normal" style:font-weight-complex="normal" loext:padding="0cm" loext:border="none"/>
    </style:style>
    <style:style style:name="T24" style:family="text">
      <style:text-properties fo:color="#2b91af" style:text-line-through-style="none" style:text-line-through-type="none" style:font-name="Consolas" fo:font-size="9.75pt" fo:background-color="#eff0f1" loext:char-shading-value="0" style:font-weight-asian="normal" style:font-weight-complex="normal" loext:padding="0cm" loext:border="none"/>
    </style:style>
    <style:style style:name="T25" style:family="text">
      <style:text-properties fo:color="#7d2727" style:text-line-through-style="none" style:text-line-through-type="none" style:font-name="Consolas" fo:font-size="9.75pt" fo:background-color="#eff0f1" loext:char-shading-value="0" style:font-weight-asian="normal" style:font-weight-complex="normal" loext:padding="0cm" loext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000468331332688186" text:style-name="L1">
        <text:list-item>
          <text:p text:style-name="P36"><text:span text:style-name="T1">NETCDF-4.3.3.1(cdo需要)跟netcdf-cxx-4.2(magics需要):</text:span></text:p>
        </text:list-item>
      </text:list>
      <text:list xml:id="list7907610889263699528" text:style-name="L2">
        <text:list-item>
          <text:p text:style-name="P1">“configure: error: Can't find or link to the hdf5 library. Use --disable-netcdf-4, or see config.log for errors.”</text:p>
          <text:p text:style-name="P2">export LDFLAGS=-L/home/hsushipei/software/lib/</text:p>
          <text:p text:style-name="P2">export CPPFLAGS=-I/home/hsushipei/software/include/</text:p>
        </text:list-item>
      </text:list>
      <text:list xml:id="list3485841368517208051" text:style-name="L3">
        <text:list-item>
          <text:p text:style-name="P5">boost-1.61</text:p>
        </text:list-item>
      </text:list>
      <text:list xml:id="list2760964751213279905" text:style-name="L6">
        <text:list-item>
          <text:p text:style-name="P6">./bootstrap.sh --with-python=~/miniconda2/bin/python –prefix=/home/hsushipei/software/</text:p>
        </text:list-item>
        <text:list-item>
          <text:p text:style-name="P8">./b2 --prefix=/home/hsushipei/software/ instal</text:p>
        </text:list-item>
      </text:list>
      <text:p text:style-name="P9"/>
      <text:list xml:id="list2750148066051828718" text:style-name="L7">
        <text:list-item>
          <text:p text:style-name="P38">fontconfig-2.12.1</text:p>
        </text:list-item>
      </text:list>
      <text:list xml:id="list3041037752667934496" text:style-name="L8">
        <text:list-item>
          <text:p text:style-name="P39">./configure –prefix=/home/hsushipei/software/</text:p>
        </text:list-item>
        <text:list-item>
          <text:p text:style-name="P39">make &amp;&amp; make install</text:p>
        </text:list-item>
      </text:list>
      <text:p text:style-name="P40"/>
      <text:list xml:id="list4420184926549222691" text:style-name="L9">
        <text:list-item>
          <text:p text:style-name="P41">harfbuzz-1.3.0</text:p>
        </text:list-item>
      </text:list>
      <text:list xml:id="list8824035559046068619" text:style-name="L10">
        <text:list-item>
          <text:p text:style-name="P42">export FREETYPE_CFLAGS=/home/hsushipei/software/include/</text:p>
        </text:list-item>
        <text:list-item>
          <text:p text:style-name="P42">export FREETYPE_LIBS=/home/hsushipei/software/lib/</text:p>
        </text:list-item>
        <text:list-item>
          <text:p text:style-name="P42">./configure –prefix=/home/hsushipei/software/</text:p>
        </text:list-item>
        <text:list-item>
          <text:p text:style-name="P43">make &amp;&amp; make install (failed)</text:p>
        </text:list-item>
      </text:list>
      <text:p text:style-name="P7"/>
      <text:p text:style-name="P7"/>
      <text:list xml:id="list135103142031330" text:continue-list="list3485841368517208051" text:style-name="L3">
        <text:list-item>
          <text:p text:style-name="P3">Magics-2.29.4:</text:p>
        </text:list-item>
      </text:list>
      <text:list xml:id="list6050940533865460209" text:style-name="L4">
        <text:list-item>
          <text:p text:style-name="P4">必須以cmake編譯</text:p>
        </text:list-item>
        <text:list-item>
          <text:p text:style-name="P4">編譯時要區分三種資料夾：source, build, and install </text:p>
        </text:list-item>
        <text:list-item>
          <text:p text:style-name="P37"><text:span text:style-name="T4">相依套件：</text:span><text:span text:style-name="T5">(</text:span><text:span text:style-name="T4">c++, fortran, make, cmake</text:span><text:span text:style-name="T5">)</text:span><text:span text:style-name="T4">, </text:span><text:span text:style-name="T5">(python, swig, numpy), proj4, <text:s/>boost, netcdf, pango, expat, grib-api, odb-api, </text:span><text:span text:style-name="T2">emoslib</text:span></text:p>
        </text:list-item>
        <text:list-item>
          <text:p text:style-name="P44"><text:span text:style-name="T2">cmake ../Magics-2.29.4-Source/ -DCMAKE_INSTALL_PREFIX=/home/hsushipei/software/ -DGRIB_API_PATH=/home/hsushipei/software/ -DNETCDF_PATH=/home/hsushipei/software/ -DBOOST_ROOT=/home/hsushipei/software/ -DPROJ4_PATH=/home/hsushipei/software/ -DCMAKE_CXX_FLAGS=/home/hsushipei/software/include/ -DPYTHON_PATH=/home/hsushipei/miniconda2/</text:span></text:p>
        </text:list-item>
        <text:list-item>
          <text:p text:style-name="P4">cmake選項(跟隨在”-D”後面才生效)</text:p>
          <text:list>
            <text:list-item>
              <text:p text:style-name="P10">CMAKE_INSTALL_PREFIX=安裝的目標</text:p>
            </text:list-item>
            <text:list-item>
              <text:p text:style-name="P14">GRIB_API_PATH<text:span text:style-name="T7">(預設啟用)=</text:span>GRIB_API位置</text:p>
            </text:list-item>
            <text:list-item>
              <text:p text:style-name="P14">NETCDF_PATH<text:span text:style-name="T7">(預設啟用)</text:span></text:p>
            </text:list-item>
            <text:list-item>
              <text:p text:style-name="P14"><text:soft-page-break/>BOOST_ROOT<text:span text:style-name="T7">(預設啟用)</text:span></text:p>
            </text:list-item>
            <text:list-item>
              <text:p text:style-name="P14">PROJ4_PATH<text:span text:style-name="T7">(預設啟用)</text:span></text:p>
            </text:list-item>
          </text:list>
        </text:list-item>
      </text:list>
      <text:list xml:id="list1135866999692811847" text:style-name="L11">
        <text:list-item>
          <text:p text:style-name="P27">Magics -<text:span text:style-name="T8">2.29.4</text:span>執行<text:span text:style-name="T8">c</text:span>make</text:p>
        </text:list-item>
      </text:list>
      <text:p text:style-name="P15">Can't locate XML/Parser.pm in @INC (@INC contains: /usr/local/lib64/perl5 /usr/local/share/perl5 /usr/lib64/perl5/vendor_perl /usr/share/perl5/vendor_perl /usr/lib64/perl5 /usr/share/perl5 .) at /home/hsushipei/software/bundle/Magics-2.29.4-Source/src/../tools/xml2cc_new.pl line 11.</text:p>
      <text:p text:style-name="P15">BEGIN failed--compilation aborted at /home/hsushipei/software/bundle/Magics-2.29.4-Source/src/../tools/xml2cc_new.pl line 11.</text:p>
      <text:p text:style-name="P15">make[2]: *** [src/params/Akima474MethodAttributes.h] Error 2</text:p>
      <text:p text:style-name="P15">make[1]: *** [src/CMakeFiles/magics_params.dir/all] Error 2</text:p>
      <text:p text:style-name="P15">make: *** [all] Error 2</text:p>
      <text:p text:style-name="P11"/>
      <text:list xml:id="list2568098866758181018" text:style-name="L13">
        <text:list-item>
          <text:p text:style-name="P28">Magics -<text:span text:style-name="T8">2.18</text:span></text:p>
        </text:list-item>
      </text:list>
      <text:list xml:id="list7143878716680635491" text:style-name="L14">
        <text:list-item>
          <text:p text:style-name="P30">必要軟體：boost-1.61, proj4, netcdf, <text:span text:style-name="T12">libgd</text:span>, <text:span text:style-name="T12">openjpeg-</text:span><text:span text:style-name="T13">2.1.1</text:span><text:span text:style-name="T11"> (安裝指令)</text:span></text:p>
        </text:list-item>
        <text:list-item>
          <text:p text:style-name="P31">export LDFLAGS=-L/home/hsushipei/software/lib/</text:p>
          <text:p text:style-name="P31"><text:span text:style-name="T10">./configure --prefix=/home/hsushipei/software/ --enable-python --enable-grib --enable-proj4 --enable-netcdf --with-boost=/home/hsushipei/software/ --with-grib-api=/home/hsushipei/software/ --with-proj4=/home/hsushipei/software/ --with-netcdf=/home/hsushipei/software/</text:span></text:p>
        </text:list-item>
        <text:list-item>
          <text:p text:style-name="P29">若出現錯誤訊息</text:p>
          <text:p text:style-name="P32">configure: error: could not successfully compile with Boost::Math package</text:p>
          <text:p text:style-name="P33">=&gt;<text:span text:style-name="T6">export CPPFLAGS=-I/home/hsushipei/software/include/ #手動告訴編譯器*h的位置</text:span></text:p>
        </text:list-item>
      </text:list>
      <text:p text:style-name="P34"><text:span text:style-name="T6"/></text:p>
      <text:list xml:id="list135101123224320" text:continue-numbering="true" text:style-name="L14">
        <text:list-item>
          <text:p text:style-name="P35"><text:span text:style-name="T9">No openjpeg (JPEG 2000) library could be found!</text:span></text:p>
          <text:p text:style-name="P35"><text:span text:style-name="T9">Your Magics++ programs should work nevertheless as long as</text:span></text:p>
          <text:p text:style-name="P35"><text:span text:style-name="T9">your GribAPI installed does NOT require it! Compile GribAPI</text:span></text:p>
          <text:p text:style-name="P35"><text:span text:style-name="T9">without openjpeg support.</text:span><text:span text:style-name="T6"> </text:span><text:span text:style-name="T3">(不明原因)</text:span></text:p>
        </text:list-item>
      </text:list>
      <text:p text:style-name="P34"><text:span text:style-name="T6"/></text:p>
      <text:list xml:id="list135101683461958" text:continue-numbering="true" text:style-name="L14">
        <text:list-item>
          <text:p text:style-name="P35"><text:span text:style-name="T9">Can't locate XML/Parser.pm in @INC (you may need to install the XML::Parser module) (@INC contains: /home/hsushipei/software/lib/perl5/site_perl/5.24.0/x86_64-linux /home/hsushipei/software/lib/perl5/site_perl/5.24.0 /home/hsushipei/software/lib/perl5/5.24.0/x86_64-linux /home/hsushipei/software/lib/perl5/5.24.0 .) at ../../tools/xml2cc_new.pl line 3.</text:span></text:p>
          <text:p text:style-name="P24"><text:span text:style-name="T14">BEGIN failed--compilation aborted at ../../tools/xml2cc_new.pl line 3.</text:span></text:p>
          <text:p text:style-name="P16"><text:span text:style-name="T14">下載</text:span><text:a xlink:type="simple" xlink:href="https://metacpan.org/release/XML-Parser" text:style-name="Internet_20_link" text:visited-style-name="Visited_20_Internet_20_Link"><text:span text:style-name="T16">XML-parser-</text:span></text:a><text:a xlink:type="simple" xlink:href="https://metacpan.org/release/XML-Parser" text:style-name="Internet_20_link" text:visited-style-name="Visited_20_Internet_20_Link"><text:span text:style-name="T15">2.44</text:span></text:a><text:span text:style-name="T15">（一個perl的module）<text:line-break/></text:span><text:span text:style-name="T17">wget </text:span><text:a xlink:type="simple" xlink:href="https://cpan.metacpan.org/authors/id/T/TO/TODDR/XML-Parser-2.44.tar.gz" text:style-name="Internet_20_link" text:visited-style-name="Visited_20_Internet_20_Link"><text:span text:style-name="T17">https://cpan.metacpan.org/authors/id/T/TO/TODDR/XML-Parser-2.44.tar.gz</text:span></text:a></text:p>
          <text:p text:style-name="P46"><text:soft-page-break/><text:span text:style-name="Source_20_Text"><text:span text:style-name="T22">perl ./</text:span></text:span><text:span text:style-name="Source_20_Text"><text:span text:style-name="T24">Makefile</text:span></text:span><text:span text:style-name="Source_20_Text"><text:span text:style-name="T22">.PL EXPATLIBPATH=</text:span></text:span><text:span text:style-name="Source_20_Text"><text:span text:style-name="T25">/opt/</text:span></text:span><text:span text:style-name="Source_20_Text"><text:span text:style-name="T22">lampp/lib EXPATINCPATH=</text:span></text:span><text:span text:style-name="Source_20_Text"><text:span text:style-name="T25">/opt/</text:span></text:span><text:span text:style-name="Source_20_Text"><text:span text:style-name="T22">lampp/</text:span></text:span><text:span text:style-name="Source_20_Text"><text:span text:style-name="T23">include (expat路徑)</text:span></text:span></text:p>
          <text:p text:style-name="P45"><text:span text:style-name="Source_20_Text"><text:span text:style-name="T22">make &amp;&amp; make install</text:span></text:span></text:p>
        </text:list-item>
        <text:list-item>
          <text:p text:style-name="P25"><text:span text:style-name="T17">/usr/bin/ld: /home/hsushipei/software/lib/libproj.a(pj_errno.o): relocation R_X86_64_32 against `pj_errno' can not be used when making a shared object; recompile with -fPIC</text:span></text:p>
          <text:p text:style-name="P25"><text:span text:style-name="T17">/home/hsushipei/software/lib/libproj.a: could not read symbols: Bad value</text:span></text:p>
          <text:p text:style-name="P18"><text:span text:style-name="T17">=&gt;編譯proj.4-4.8.0時</text:span><text:span text:style-name="T18">要加入參數 </text:span><text:span text:style-name="T20">CFLAGS=-fPIC</text:span></text:p>
          <text:p text:style-name="P17"><text:span text:style-name="T17">./configure </text:span><text:span text:style-name="T21">CFLAGS=-fPIC</text:span><text:span text:style-name="T17"> –prefix=/home/hsushipei/software/</text:span></text:p>
          <text:p text:style-name="P19"><text:span text:style-name="T17">make &amp;&amp; make install</text:span></text:p>
          <text:p text:style-name="P22"><text:span text:style-name="T17">重新編譯完proj.4後進入magics資料夾</text:span></text:p>
          <text:p text:style-name="P22"><text:span text:style-name="T17">make clean</text:span></text:p>
          <text:p text:style-name="P22"><text:span text:style-name="T17">make (重新make)</text:span></text:p>
        </text:list-item>
        <text:list-item>
          <text:p text:style-name="P26"><text:span text:style-name="T17">/usr/bin/ld: /home/hsushipei/software//lib/libjasper.a(jas_seq.o): relocation R_X86_64_32 against `.rodata.str1.1' can not be used when making a shared object; recompile with -fPIC</text:span></text:p>
          <text:p text:style-name="P18"><text:span text:style-name="T17">=&gt;編譯</text:span><text:span text:style-name="T18">jasper-1.900.1</text:span><text:span text:style-name="T17">時</text:span><text:span text:style-name="T18">要加入參數 </text:span><text:span text:style-name="T20">CFLAGS=-fPIC</text:span></text:p>
          <text:p text:style-name="P21"><text:span text:style-name="T20">./configure CFLAGS=-fPIC –prefix=/home/hsushipei/software/</text:span></text:p>
          <text:p text:style-name="P20"><text:span text:style-name="T20">make &amp;&amp; make install</text:span></text:p>
          <text:p text:style-name="P23"><text:span text:style-name="T17">重新編譯完</text:span><text:span text:style-name="T18">jasper-1.900.1</text:span><text:span text:style-name="T17">後進入magics資料夾</text:span></text:p>
          <text:p text:style-name="P22"><text:span text:style-name="T17">make clean</text:span></text:p>
          <text:p text:style-name="P22"><text:span text:style-name="T20">make (重新make)</text:span></text:p>
          <text:p text:style-name="P21"><text:span text:style-name="T17"/></text:p>
        </text:list-item>
      </text:list>
      <text:p text:style-name="P11"/>
      <text:p text:style-name="P11"/>
      <text:p text:style-name="P11"/>
      <text:p text:style-name="P11"/>
      <text:p text:style-name="P11"/>
      <text:list xml:id="list1846958666616049103" text:style-name="L12">
        <text:list-item>
          <text:p text:style-name="P12">編譯cdo</text:p>
        </text:list-item>
      </text:list>
      <text:p text:style-name="P13">./configure --prefix=/home/hsushipei/software/ --with-netcdf=/home/hsushipei/software/ --with-jasper=/home/hsushipei/software/ --with-hdf5=/home/hsushipei/software/ --with-grib_api=/home/hsushipei/software/ --with-magics=</text:p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Helvetica, Arial, sans-serif"/>
    <style:font-face style:name="Lohit Devanagari1" svg:font-family="'Lohit Devanagari'"/>
    <style:font-face style:name="monospace" svg:font-family="monospace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體 TW Regular" svg:font-family="'思源黑體 TW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體 TW Regular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體 TW Regular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體 TW Regular" style:font-family-asian="'思源黑體 TW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1:20:32.569569084</meta:creation-date>
    <dc:date>2016-09-08T13:51:01.049144339</dc:date>
    <meta:editing-duration>PT1H26M37S</meta:editing-duration>
    <meta:editing-cycles>15</meta:editing-cycles>
    <meta:generator>LibreOffice/5.1.5.2$Linux_X86_64 LibreOffice_project/10$Build-2</meta:generator>
    <meta:document-statistic meta:table-count="0" meta:image-count="0" meta:object-count="0" meta:page-count="3" meta:paragraph-count="65" meta:word-count="533" meta:character-count="4298" meta:non-whitespace-character-count="4050"/>
  </office:meta>
</office:document-meta>
</file>